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567" officeooo:paragraph-rsid="00136567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68bfe" officeooo:paragraph-rsid="00168bfe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paragraph-rsid="001729a4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29a4" officeooo:paragraph-rsid="00176125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8da68" officeooo:paragraph-rsid="0018da68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8da68" officeooo:paragraph-rsid="0018da6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176125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2">
      <style:text-properties officeooo:rsid="00156193" officeooo:paragraph-rsid="00156193"/>
    </style:style>
    <style:style style:name="P14" style:family="paragraph" style:parent-style-name="Standard" style:list-style-name="L3">
      <style:text-properties officeooo:rsid="0017b55b" officeooo:paragraph-rsid="0017b55b"/>
    </style:style>
    <style:style style:name="P15" style:family="paragraph" style:parent-style-name="Standard" style:list-style-name="L2">
      <style:text-properties officeooo:rsid="0017b55b" officeooo:paragraph-rsid="0017b55b"/>
    </style:style>
    <style:style style:name="P16" style:family="paragraph" style:parent-style-name="Standard" style:list-style-name="L2">
      <style:text-properties officeooo:rsid="00168bfe" officeooo:paragraph-rsid="00168bfe"/>
    </style:style>
    <style:style style:name="P17" style:family="paragraph" style:parent-style-name="Standard" style:list-style-name="L2">
      <style:text-properties officeooo:rsid="001729a4" officeooo:paragraph-rsid="001729a4"/>
    </style:style>
    <style:style style:name="P18" style:family="paragraph" style:parent-style-name="Standard" style:list-style-name="L2">
      <style:text-properties officeooo:rsid="0018da68" officeooo:paragraph-rsid="0018da68"/>
    </style:style>
    <style:style style:name="P19" style:family="paragraph" style:parent-style-name="Standard" style:list-style-name="L4">
      <style:text-properties fo:font-size="12pt" fo:font-weight="normal" officeooo:rsid="001729a4" officeooo:paragraph-rsid="001729a4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fo:font-size="12pt" fo:font-weight="normal" officeooo:rsid="001729a4" officeooo:paragraph-rsid="00176125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text-properties fo:font-size="12pt" fo:font-weight="normal" officeooo:rsid="0017b55b" officeooo:paragraph-rsid="0017b55b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text-properties fo:font-size="12pt" fo:font-weight="normal" officeooo:rsid="0017b55b" officeooo:paragraph-rsid="0017b55b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text-properties fo:font-size="12pt" fo:font-weight="normal" officeooo:rsid="0017b55b" officeooo:paragraph-rsid="0017b55b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fo:font-size="12pt" fo:font-weight="normal" officeooo:rsid="0018469c" officeooo:paragraph-rsid="00186fbd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text-properties fo:font-size="12pt" fo:font-weight="normal" officeooo:rsid="0018469c" officeooo:paragraph-rsid="0018469c" style:font-size-asian="12pt" style:font-weight-asian="normal" style:font-size-complex="12pt" style:font-weight-complex="normal"/>
    </style:style>
    <style:style style:name="P31" style:family="paragraph" style:parent-style-name="Standard" style:list-style-name="L11">
      <style:text-properties fo:font-size="12pt" fo:font-weight="normal" officeooo:rsid="0018469c" officeooo:paragraph-rsid="0018469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8da68" officeooo:paragraph-rsid="0018da6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bf3c5" officeooo:paragraph-rsid="001bf3c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e40ba" officeooo:paragraph-rsid="001e40ba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text-properties fo:font-size="12pt" fo:font-weight="bold" officeooo:rsid="0018469c" officeooo:paragraph-rsid="0018b4c9" style:font-size-asian="12pt" style:font-weight-asian="bold" style:font-size-complex="12pt" style:font-weight-complex="bold"/>
    </style:style>
    <style:style style:name="P36" style:family="paragraph" style:parent-style-name="Standard" style:list-style-name="L5">
      <style:text-properties fo:font-size="12pt" fo:font-weight="bold" officeooo:rsid="0018469c" officeooo:paragraph-rsid="0018b4c9" style:font-size-asian="12pt" style:font-weight-asian="bold" style:font-size-complex="12pt" style:font-weight-complex="bold"/>
    </style:style>
    <style:style style:name="P37" style:family="paragraph" style:parent-style-name="Standard" style:list-style-name="L6">
      <style:text-properties fo:font-size="12pt" fo:font-weight="bold" officeooo:rsid="0018469c" officeooo:paragraph-rsid="0018b4c9" style:font-size-asian="12pt" style:font-weight-asian="bold" style:font-size-complex="12pt" style:font-weight-complex="bold"/>
    </style:style>
    <style:style style:name="P38" style:family="paragraph" style:parent-style-name="Standard" style:list-style-name="L7">
      <style:text-properties fo:font-size="12pt" fo:font-weight="bold" officeooo:rsid="0018469c" officeooo:paragraph-rsid="00186fbd" style:font-size-asian="12pt" style:font-weight-asian="bold" style:font-size-complex="12pt" style:font-weight-complex="bold"/>
    </style:style>
    <style:style style:name="P39" style:family="paragraph" style:parent-style-name="Standard" style:list-style-name="L8">
      <style:text-properties fo:font-size="12pt" fo:font-weight="bold" officeooo:rsid="0018469c" officeooo:paragraph-rsid="00186fbd" style:font-size-asian="12pt" style:font-weight-asian="bold" style:font-size-complex="12pt" style:font-weight-complex="bold"/>
    </style:style>
    <style:style style:name="P40" style:family="paragraph" style:parent-style-name="Standard" style:list-style-name="L9">
      <style:text-properties fo:font-size="12pt" fo:font-weight="bold" officeooo:rsid="0018469c" officeooo:paragraph-rsid="00186fbd" style:font-size-asian="12pt" style:font-weight-asian="bold" style:font-size-complex="12pt" style:font-weight-complex="bold"/>
    </style:style>
    <style:style style:name="P41" style:family="paragraph" style:parent-style-name="Standard" style:list-style-name="L11">
      <style:text-properties fo:font-size="12pt" fo:font-weight="bold" officeooo:paragraph-rsid="0018469c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bf3c5" officeooo:paragraph-rsid="001bf3c5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6pt" fo:font-weight="bold" officeooo:rsid="001bf3c5" officeooo:paragraph-rsid="001bf3c5" style:font-size-asian="14pt" style:font-weight-asian="bold" style:font-size-complex="16pt" style:font-weight-complex="bold"/>
    </style:style>
    <style:style style:name="P44" style:family="paragraph" style:parent-style-name="Standard">
      <style:text-properties fo:font-size="14pt" fo:font-weight="bold" officeooo:rsid="001bf3c5" officeooo:paragraph-rsid="001bf3c5" style:font-size-asian="12.25pt" style:font-weight-asian="bold" style:font-size-complex="14pt" style:font-weight-complex="bold"/>
    </style:style>
    <style:style style:name="T1" style:family="text">
      <style:text-properties officeooo:rsid="00168bfe"/>
    </style:style>
    <style:style style:name="T2" style:family="text">
      <style:text-properties officeooo:rsid="001729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29a4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6fbd" style:font-weight-asian="normal" style:font-weight-complex="normal"/>
    </style:style>
    <style:style style:name="T8" style:family="text">
      <style:text-properties fo:font-weight="normal" officeooo:rsid="0018b4c9" style:font-weight-asian="normal" style:font-weight-complex="normal"/>
    </style:style>
    <style:style style:name="T9" style:family="text">
      <style:text-properties fo:font-weight="normal" officeooo:rsid="0018469c" style:font-weight-asian="normal" style:font-weight-complex="normal"/>
    </style:style>
    <style:style style:name="T10" style:family="text">
      <style:text-properties officeooo:rsid="0018469c"/>
    </style:style>
    <style:style style:name="T11" style:family="text">
      <style:text-properties officeooo:rsid="001cede8"/>
    </style:style>
    <style:style style:name="T12" style:family="text">
      <style:text-properties officeooo:rsid="001e40ba"/>
    </style:style>
    <style:style style:name="T13" style:family="text">
      <style:text-properties officeooo:rsid="001f82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enture</text:p>
      <text:p text:style-name="P2">Agents</text:p>
      <text:list xml:id="list1707652891505387988" text:style-name="L1">
        <text:list-item>
          <text:p text:style-name="P12">Have several employees</text:p>
          <text:list>
            <text:list-item>
              <text:p text:style-name="P12">Entirely useless (totally for the player)</text:p>
            </text:list-item>
          </text:list>
        </text:list-item>
        <text:list-item>
          <text:p text:style-name="P12">Have roles/specialisations</text:p>
          <text:list>
            <text:list-item>
              <text:p text:style-name="P12">Farming</text:p>
            </text:list-item>
            <text:list-item>
              <text:p text:style-name="P12">Mining</text:p>
            </text:list-item>
            <text:list-item>
              <text:p text:style-name="P12">Hauling</text:p>
            </text:list-item>
            <text:list-item>
              <text:p text:style-name="P12">Fabricating</text:p>
            </text:list-item>
            <text:list-item>
              <text:p text:style-name="P12">Trading</text:p>
            </text:list-item>
          </text:list>
        </text:list-item>
        <text:list-item>
          <text:p text:style-name="P12">Have a contracting cost</text:p>
        </text:list-item>
        <text:list-item>
          <text:p text:style-name="P12">Can have own resources</text:p>
        </text:list-item>
      </text:list>
      <text:p text:style-name="Standard"/>
      <text:p text:style-name="P2">Stations</text:p>
      <text:p text:style-name="P3">Modules</text:p>
      <text:list xml:id="list5092172426484514061" text:style-name="L2">
        <text:list-item>
          <text:p text:style-name="P13">All modules have size classifications. This changes the attributes of the module.</text:p>
        </text:list-item>
      </text:list>
      <text:list xml:id="list8889595572732990262" text:style-name="L3">
        <text:list-item>
          <text:p text:style-name="P14">Tiny</text:p>
        </text:list-item>
        <text:list-item>
          <text:p text:style-name="P14">Small</text:p>
        </text:list-item>
        <text:list-item>
          <text:p text:style-name="P14">Medium</text:p>
        </text:list-item>
        <text:list-item>
          <text:p text:style-name="P14">Large</text:p>
        </text:list-item>
        <text:list-item>
          <text:p text:style-name="P14">Huge</text:p>
        </text:list-item>
      </text:list>
      <text:list xml:id="list171439687528353" text:continue-list="list5092172426484514061" text:style-name="L2">
        <text:list-item>
          <text:p text:style-name="P13">All modules have employee limits.</text:p>
        </text:list-item>
        <text:list-item>
          <text:p text:style-name="P13">All modules have <text:span text:style-name="T1">construction </text:span>resource costs.</text:p>
        </text:list-item>
        <text:list-item>
          <text:p text:style-name="P13">All modules have operati<text:span text:style-name="T1">on resource </text:span>costs.</text:p>
        </text:list-item>
        <text:list-item>
          <text:p text:style-name="P16">All modules have hard points, which are used to attach modules together.</text:p>
        </text:list-item>
        <text:list-item>
          <text:p text:style-name="P17">All modules have inventories.</text:p>
        </text:list-item>
        <text:list-item>
          <text:p text:style-name="P17">All modules have resource transfer rates.</text:p>
        </text:list-item>
        <text:list-item>
          <text:p text:style-name="P15">All modules have power production/consumption.</text:p>
        </text:list-item>
        <text:list-item>
          <text:p text:style-name="P15">All modules have power transfer loss.</text:p>
        </text:list-item>
        <text:list-item>
          <text:p text:style-name="P18">All modules have desired resources, and forbidden resources.</text:p>
        </text:list-item>
      </text:list>
      <text:p text:style-name="P6">Hydroponics Module<text:span text:style-name="T2"> – Ring</text:span></text:p>
      <text:list xml:id="list960672528290366570" text:style-name="L4">
        <text:list-item>
          <text:p text:style-name="P19">2 hard points</text:p>
        </text:list-item>
        <text:list-item>
          <text:p text:style-name="P21">Farming area in m<text:span text:style-name="T5">2</text:span></text:p>
        </text:list-item>
        <text:list-item>
          <text:p text:style-name="P20">Rings can be chained together, connected rings share inventory.</text:p>
        </text:list-item>
        <text:list-item>
          <text:p text:style-name="P35">Adjacency Benefit:<text:span text:style-name="T6"> </text:span><text:span text:style-name="T8">Increases farming efficiency.</text:span></text:p>
        </text:list-item>
      </text:list>
      <text:p text:style-name="P10"><text:span text:style-name="T3">Habitation Module</text:span><text:span text:style-name="T4"> – Ring</text:span></text:p>
      <text:list xml:id="list8836224767427212192" text:style-name="L5">
        <text:list-item>
          <text:p text:style-name="P22">Has a specific number of living quarters for agent employees</text:p>
        </text:list-item>
        <text:list-item>
          <text:p text:style-name="P22">Must have as many living quarters as employees on station at any one time.</text:p>
        </text:list-item>
        <text:list-item>
          <text:p text:style-name="P36">Adjacency Benefit:<text:span text:style-name="T6"> </text:span><text:span text:style-name="T8">Increases efficiency.</text:span></text:p>
        </text:list-item>
      </text:list>
      <text:p text:style-name="P7">Entertainment Module – Ring</text:p>
      <text:list xml:id="list4941854175229515858" text:style-name="L6">
        <text:list-item>
          <text:p text:style-name="P26">Increases happiness based on current number of employees on station vs entertainment capacity.</text:p>
        </text:list-item>
        <text:list-item>
          <text:p text:style-name="P26">Capacity is measured in employees entertained.</text:p>
        </text:list-item>
        <text:list-item>
          <text:p text:style-name="P37">Adjacency Benefit:<text:span text:style-name="T6"> </text:span><text:span text:style-name="T8">Increases living quarters.</text:span></text:p>
        </text:list-item>
      </text:list>
      <text:p text:style-name="P4">Docking Module<text:span text:style-name="T2"> – Bay</text:span></text:p>
      <text:list xml:id="list2074501709768878418" text:style-name="L7">
        <text:list-item>
          <text:p text:style-name="P23">Can hold ships.</text:p>
        </text:list-item>
        <text:list-item>
          <text:p text:style-name="P23"><text:soft-page-break/>Transfers resources between ship and module inventory.</text:p>
        </text:list-item>
        <text:list-item>
          <text:p text:style-name="P29">This module has a high transfer rate.</text:p>
        </text:list-item>
        <text:list-item>
          <text:p text:style-name="P38">Adjacency Benefit:<text:span text:style-name="T6"> Increases resource transfer rate.</text:span></text:p>
        </text:list-item>
      </text:list>
      <text:p text:style-name="P4">Reprocessing Module<text:span text:style-name="T2"> – Box</text:span></text:p>
      <text:list xml:id="list6213112307467224023" text:style-name="L8">
        <text:list-item>
          <text:p text:style-name="P24">Turns resources into their base components.</text:p>
        </text:list-item>
        <text:list-item>
          <text:p text:style-name="P39">Adjacency Benefit:<text:span text:style-name="T6"> </text:span><text:span text:style-name="T7">Increases fabricating efficiency.</text:span></text:p>
        </text:list-item>
      </text:list>
      <text:p text:style-name="P4">Factory Module<text:span text:style-name="T2"> – Box</text:span></text:p>
      <text:list xml:id="list8917721872069579630" text:style-name="L9">
        <text:list-item>
          <text:p text:style-name="P25">Turns raw resources into complex goods.</text:p>
        </text:list-item>
        <text:list-item>
          <text:p text:style-name="P40">Adjacency Benefit:<text:span text:style-name="T6"> </text:span><text:span text:style-name="T7">Increases fabricating efficiency.</text:span></text:p>
        </text:list-item>
      </text:list>
      <text:p text:style-name="P5">Reactor Module<text:span text:style-name="T2"> – Sphere</text:span></text:p>
      <text:list xml:id="list5394753918965422012" text:style-name="L10">
        <text:list-item>
          <text:p text:style-name="P27">Produces power.</text:p>
        </text:list-item>
        <text:list-item>
          <text:p text:style-name="P30">Consumes fuel.</text:p>
        </text:list-item>
      </text:list>
      <text:p text:style-name="P5">Command Module<text:span text:style-name="T2"> – Sphere</text:span></text:p>
      <text:list xml:id="list8359995044135206799" text:style-name="L11">
        <text:list-item>
          <text:p text:style-name="P28">Starting module, provides essential modules, in Tiny size.</text:p>
        </text:list-item>
        <text:list-item>
          <text:p text:style-name="P41"><text:span text:style-name="T10">Adjacency Benefit:</text:span><text:span text:style-name="T9"> Increases efficiency.</text:span></text:p>
          <text:p text:style-name="P31"/>
        </text:list-item>
      </text:list>
      <text:p text:style-name="P2">Specialisations</text:p>
      <text:p text:style-name="P3">Farming</text:p>
      <text:p text:style-name="P9">Consumes water, seeds, fertilizer, labour.</text:p>
      <text:p text:style-name="P9">Produces food.</text:p>
      <text:p text:style-name="P3">Mining</text:p>
      <text:p text:style-name="P9">Requires ships.</text:p>
      <text:p text:style-name="P9">Extracts resources from asteroids, as desired by station.</text:p>
      <text:p text:style-name="P3">Hauling</text:p>
      <text:p text:style-name="P8">Distribution</text:p>
      <text:p text:style-name="P9">Moving resources between modules on a station.</text:p>
      <text:p text:style-name="P3">Fabricating</text:p>
      <text:p text:style-name="P8">Reprocessing</text:p>
      <text:p text:style-name="P9">Turns resources into their base resources.</text:p>
      <text:p text:style-name="P8">Fabricating</text:p>
      <text:p text:style-name="P9">Turns resources into complex goods.</text:p>
      <text:p text:style-name="P3">Trading</text:p>
      <text:p text:style-name="P8">Shipping</text:p>
      <text:p text:style-name="P9">Moving resources from one station to another, or to the planet.</text:p>
      <text:p text:style-name="P9"/>
      <text:p text:style-name="P43">Interaction</text:p>
      <text:p text:style-name="P44">Station Modification</text:p>
      <text:p text:style-name="P33">Station modification is the process of attaching station modules to each other via hard-point connections. This process is initiated by first selecting a <text:span text:style-name="T11">station module, this makes its hard-points focusable, they will now have visible UI widgets to show where the mouse should be. Once a hard-point has been selected, all station hardpoints not currently attached become focusable.</text:span></text:p>
      <text:p text:style-name="P42">Station Modules</text:p>
      <text:p text:style-name="P34">Station Modules can be focused, this displays all the station <text:span text:style-name="T13">module</text:span> hardpoints.</text:p>
      <text:p text:style-name="P34">Station Modules can be selected, this disables further station module selection, and makes all hardpoints on this station module focusable.</text:p>
      <text:p text:style-name="P42">Hard<text:span text:style-name="T12">-</text:span>points</text:p>
      <text:p text:style-name="P34"><text:soft-page-break/>Hard-points can be focused, this makes all non-attached hard-points focusable.</text:p>
      <text:p text:style-name="P34">Hard-points can be selected, on deselect the station will attach to a hovered hard-poin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dan Dearing</meta:initial-creator>
    <meta:creation-date>2017-05-03T15:41:15.992000000</meta:creation-date>
    <dc:date>2017-05-08T17:14:39.493000000</dc:date>
    <dc:creator>Aidan Dearing</dc:creator>
    <meta:editing-duration>PT5H6M</meta:editing-duration>
    <meta:editing-cycles>9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87" meta:word-count="485" meta:character-count="3156" meta:non-whitespace-character-count="2797"/>
  </office:meta>
</office:document-meta>
</file>